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5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9]" office:value-type="currency" office:currency="USD" office:value="720" calcext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01, 04/03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01, 04/03</text:p>
          </table:table-cell>
          <table:table-cell table:style-name="ce29" office:value-type="string" calcext:value-type="string">
            <text:p>Cleaning</text:p>
          </table:table-cell>
          <table:table-cell table:style-name="ce4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0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6" calcext:value-type="date">
            <text:p>04/06/26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08, 04/10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13" calcext:value-type="date">
            <text:p>04/13/26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4/15, 04/17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6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0" calcext:value-type="date">
            <text:p>04/20/26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22, 04/24</text:p>
          </table:table-cell>
          <table:table-cell table:style-name="ce29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0"/>
          <table:table-cell table:style-name="ce57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7" calcext:value-type="date">
            <text:p>04/27/26</text:p>
          </table:table-cell>
          <table:table-cell table:style-name="ce24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5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5"/>
          <table:table-cell table:style-name="ce30" table:number-columns-spanned="5" table:number-rows-spanned="1"/>
          <table:covered-table-cell table:number-columns-repeated="4" table:style-name="ce30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4"/>
          <table:table-cell table:style-name="ce31" table:number-columns-spanned="5" table:number-rows-spanned="1"/>
          <table:covered-table-cell table:number-columns-repeated="4" table:style-name="ce31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8" table:formula="of:=SUM([.I15:.I25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9" table:formula="of:=SUM([.I16:.I26])" office:value-type="currency" office:currency="USD" office:value="720" calcext:value-type="currency">
            <text:p>$7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23:55:27.547916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55:27.592178590</dc:date>
    <meta:editing-duration>PT4H21M29S</meta:editing-duration>
    <meta:editing-cycles>64</meta:editing-cycles>
    <meta:generator>LibreOffice/24.2.7.2$Linux_X86_64 LibreOffice_project/420$Build-2</meta:generator>
    <meta:document-statistic meta:table-count="1" meta:cell-count="73" meta:object-count="1"/>
  </office:meta>
</office:document-meta>
</file>